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ffdf" officeooo:paragraph-rsid="0001ffdf"/>
    </style:style>
    <style:style style:name="P2" style:family="paragraph" style:parent-style-name="Standard">
      <style:text-properties officeooo:paragraph-rsid="0001ffdf"/>
    </style:style>
    <style:style style:name="P3" style:family="paragraph" style:parent-style-name="Text_20_body">
      <style:text-properties officeooo:rsid="0001ffdf" officeooo:paragraph-rsid="0001ffdf"/>
    </style:style>
    <style:style style:name="T1" style:family="text">
      <style:text-properties officeooo:rsid="0001ffdf"/>
    </style:style>
    <style:style style:name="T2" style:family="text">
      <style:text-properties fo:font-weight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/>
    </style:style>
    <style:style style:name="T5" style:family="text">
      <style:text-properties fo:language="en" fo:country="US" officeooo:rsid="0001ffd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1ff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2">ПОЛИТИКА КОНФИДЕНЦИАЛЬНОСТИ</text:span><text:span text:style-name="T4"> GilletteOpt.ru<text:line-break/></text:span></text:p>
      <text:p text:style-name="P2"><text:span text:style-name="T5"><text:s/></text:span><text:span text:style-name="T3">01.08.2022г.</text:span></text:p>
      <text:p text:style-name="P2"/>
      <text:p text:style-name="Text_20_body">Настоящая  Политика  конфиденциальности  персональных  данных  (далее - Политика   конфиденциальности)   действует  в  отношении  всей  информации, размещенной     на     сайте в сети Интернет по адресу: <text:a xlink:type="simple" xlink:href="https://www.marquiz.ru/" text:style-name="Internet_20_link" text:visited-style-name="Visited_20_Internet_20_Link">https://www.<text:span text:style-name="T5">gilletteopt</text:span>.ru/</text:a> (далее - Сайт), которую могут  получить пользователи сайта о Пользователе  во  время  использования  Сайта,  его  сервисов,  программ  и продуктов.</text:p>
      <text:p text:style-name="Text_20_body">Использование сервисов Сайта означает безоговорочное согласие Пользователя с настоящей Политикой и указанными в ней условиями обработки его персональной информации; в случае несогласия с этими условиями Пользователь должен воздержаться от использования сервисов.</text:p>
      <text:p text:style-name="P3"/>
      <text:p text:style-name="P2"><text:span text:style-name="T2">1. ОБЩИЕ ПОЛОЖЕНИЯ</text:span></text:p>
      <text:p text:style-name="P2"/>
      <text:p text:style-name="P2">1.1. В рамках настоящей Политики под персональной информацией Пользователя понимаются:</text:p>
      <text:p text:style-name="P2"/>
      <text:p text:style-name="P2">1.1.1. Персональная информация, которую Пользователь предоставляет о себе самостоятельно при<text:span text:style-name="T6"> </text:span><text:span text:style-name="T5">о</text:span><text:span text:style-name="T7">тправке</text:span><text:span text:style-name="T6"> </text:span>(создании учетной записи) или в процессе использования Сервисов, включая персональные данные Пользователя. Обязательная для предоставления Сервисов информация помечена специальным образом. Иная информация предоставляется Пользователем на его усмотрение.</text:p>
      <text:p text:style-name="P2"/>
      <text:p text:style-name="P2">1.1.2. Данные, которые автоматически передаются сервисам Сайта в процессе их использования с помощью установленного на устройстве Пользователя программного обеспечения, в том числе IP-адрес, данные файлов cookie, информация о браузере Пользователя (или иной программе, с помощью которой осуществляется доступ к сервисам), технические характеристики оборудования и программного обеспечения, используемых Пользователем, дата и время доступа к сервисам, адреса запрашиваемых страниц и иная подобная информация.</text:p>
      <text:p text:style-name="P2"/>
      <text:p text:style-name="P2">1.1.3. Иная информация о Пользователе, обработка которой предусмотрена Соглашением об использовании Сайта.</text:p>
      <text:p text:style-name="P2"/>
      <text:p text:style-name="P2">1.1.4. Настоящая Политика конфиденциальности применяется только к Сайту https://www.<text:span text:style-name="T5">gilletteopt</text:span>.ru/. Сайт https://www.<text:span text:style-name="T5">gilletteopt</text:span>.ru/  не контролирует и не несет ответственности за сайты третьих лиц, на которые Пользователь может перейти по ссылкам, доступным на Сайте <text:a xlink:type="simple" xlink:href="https://www.gilletteopt.ru/" text:style-name="Internet_20_link" text:visited-style-name="Visited_20_Internet_20_Link">https://www.<text:span text:style-name="T5">gilletteopt</text:span>.ru/</text:a> <text:span text:style-name="T7">если таковые имеютя</text:span>.</text:p>
      <text:p text:style-name="P2"/>
      <text:p text:style-name="P2"><text:span text:style-name="T2">2. ЦЕЛИ ОБРАБОТКИ ПЕРСОНАЛЬНОЙ ИНФОРМАЦИИ ПОЛЬЗОВАТЕЛЕЙ</text:span></text:p>
      <text:p text:style-name="P2"/>
      <text:p text:style-name="P2">2.1. Сайт собирает и хранит только ту персональную информацию, которая необходима для предоставления сервисов или исполнения соглашений и договоров с Пользователем, за исключением случаев, когда законодательством предусмотрено обязательное хранение персональной информации в течение определенного законом срока.</text:p>
      <text:p text:style-name="P2"/>
      <text:p text:style-name="P2"><text:soft-page-break/>2.2. Персональную информацию Пользователя Сайт обрабатывает в следующих целях:</text:p>
      <text:p text:style-name="P2"/>
      <text:p text:style-name="P2">2.2.1. Идентификации Пользователя, зарегистрированного на Сайте.</text:p>
      <text:p text:style-name="P2"/>
      <text:p text:style-name="P2">2.2.2. Предоставления Пользователю доступа к персонализированным ресурсам Сайта.</text:p>
      <text:p text:style-name="P2"/>
      <text:p text:style-name="P2">2.2.3. Установления с Пользователем обратной связи, включая направление уведомлений, запросов, касающихся использования Сайта, оказания услуг, обработку запросов и заявок от Пользователя.</text:p>
      <text:p text:style-name="P2"/>
      <text:p text:style-name="P2">2.2.<text:span text:style-name="T1">4</text:span>. Подтверждения достоверности и полноты персональных данных, предоставленных Пользователем.</text:p>
      <text:p text:style-name="P2"/>
      <text:p text:style-name="P2">2.2.<text:span text:style-name="T1">5</text:span>. Создания учетной записи, если Пользователь дал согласие на создание учетной записи.</text:p>
      <text:p text:style-name="P2"/>
      <text:p text:style-name="P2">2.2.<text:span text:style-name="T1">6</text:span>. Уведомления Пользователя Сайта.</text:p>
      <text:p text:style-name="P2"/>
      <text:p text:style-name="P2">2.2.<text:span text:style-name="T1">7</text:span>. Предоставления Пользователю эффективной клиентской и технической поддержки при возникновении проблем, связанных с использованием Сайта.</text:p>
      <text:p text:style-name="P2"/>
      <text:p text:style-name="P2">2.2.<text:span text:style-name="T1">8</text:span>. Осуществления рекламной деятельности с согласия Пользователя.</text:p>
      <text:p text:style-name="P2"/>
      <text:p text:style-name="P2"><text:span text:style-name="T2">3. УСЛОВИЯ ОБРАБОТКИ ПЕРСОНАЛЬНОЙ ИНФОРМАЦИИ ПОЛЬЗОВАТЕЛЕЙ И ЕЕ ПЕРЕДАЧИ ТРЕТЬИМ ЛИЦАМ</text:span></text:p>
      <text:p text:style-name="P2"/>
      <text:p text:style-name="P2"><text:span text:style-name="T1">Мы не передаём </text:span>персональную информацию <text:span text:style-name="T1">о </text:span>Пользователе <text:span text:style-name="T1">третьим лицам для использования, обработки, хранении или прочих действиях если Пользователь самостоятельно не дал согласие на данные действия в письменной форме либо по одному из указанных на сайте вариантов связи.<text:line-break/></text:span></text:p>
      <text:p text:style-name="P2">3.<text:span text:style-name="T1">1</text:span> В отношении персональной информации Пользователя сохраняется ее конфиденциальность, кроме случаев добровольного предоставления Пользователем информации о себе для общего доступа неограниченному кругу лиц. </text:p>
      <text:p text:style-name="P2"/>
      <text:p text:style-name="P2">3.<text:span text:style-name="T1">2</text:span>. Сайт вправе передать персональную информацию Пользователя третьим лицам <text:span text:style-name="T1">лишь </text:span>в следующих случаях:</text:p>
      <text:p text:style-name="P2"/>
      <text:p text:style-name="P2">3.<text:span text:style-name="T1">2</text:span>.1. Пользователь выразил согласие на такие действия.</text:p>
      <text:p text:style-name="P2"/>
      <text:p text:style-name="P2">3.<text:span text:style-name="T1">2</text:span>.2. Передача необходима для использования Пользователем определенного сервиса либо для исполнения определенного соглашения или договора с Пользователем.</text:p>
      <text:p text:style-name="P2"/>
      <text:p text:style-name="P2">3.<text:span text:style-name="T1">2</text:span>.<text:span text:style-name="T1">3</text:span>. Передача предусмотрена российским или иным применимым законодательством в рамках установленной законодательством процедуры.</text:p>
      <text:p text:style-name="P2"/>
      <text:p text:style-name="P2">3.<text:span text:style-name="T1">2</text:span>.<text:span text:style-name="T1">3</text:span>. В случае продажи Сайта к приобретателю переходят все обязательства по соблюдению условий настоящей Политики применительно к полученной им персональной информации.</text:p>
      <text:p text:style-name="P2"/>
      <text:p text:style-name="P2"><text:span text:style-name="T1">3.3 </text:span>Обработка персональных данных Пользователей осуществляется в соответствии с Федеральным законом от 27.07.2006 N 152-ФЗ "О персональных данных".</text:p>
      <text:p text:style-name="P2"/>
      <text:p text:style-name="P2"><text:soft-page-break/>3.<text:span text:style-name="T1">4</text:span>. При утрате или разглашении персональных данных Администрация Сайта информирует Пользователя об утрате или разглашении персональных данных.</text:p>
      <text:p text:style-name="P2"/>
      <text:p text:style-name="P2">3.<text:span text:style-name="T1">5</text:span>. Администрация Сайта принимает необходимые организационные и технические меры для защиты персональной информации Пользователя от неправомерного или случайного доступа, уничтожения, изменения, блокирования, копирования, распространения, а также от иных неправомерных действий третьих лиц.</text:p>
      <text:p text:style-name="P2"/>
      <text:p text:style-name="P2">3.<text:span text:style-name="T1">6</text:span>. Администрация Сайта совместно с Пользователем принимает все необходимые меры по предотвращению убытков или иных отрицательных последствий, вызванных утратой или разглашением персональных данных Пользователя.</text:p>
      <text:p text:style-name="P2"/>
      <text:p text:style-name="P2"><text:span text:style-name="T2">4. ОБЯЗАТЕЛЬСТВА СТОРОН</text:span></text:p>
      <text:p text:style-name="P2"/>
      <text:p text:style-name="P2">4.1. Пользователь обязан:</text:p>
      <text:p text:style-name="P2"/>
      <text:p text:style-name="P2">4.1.1. Предоставить информацию о персональных данных, необходимую для пользования Сайтом.</text:p>
      <text:p text:style-name="P2"/>
      <text:p text:style-name="P2">4.1.2. Обновлять, дополнять предоставленную информацию о персональных данных в случае изменения данной информации <text:span text:style-name="T1">если её актуальность является необходимой для исполнения обязателств сторон</text:span>.</text:p>
      <text:p text:style-name="P2"/>
      <text:p text:style-name="P2">4.2. Администрация Сайта обязана:</text:p>
      <text:p text:style-name="P2"/>
      <text:p text:style-name="P2">4.2.1. Использовать полученную информацию исключительно для целей, указанных в настоящей Политике конфиденциальности.</text:p>
      <text:p text:style-name="P2"/>
      <text:p text:style-name="P2">4.2.2. Обеспечить хранение конфиденциальной информации в тайне, не разглашать без предварительного письменного разрешения Пользователя, а также не осуществлять продажу, обмен, опубликование либо разглашение иными возможными способами переданных персональных данных Пользователя, за исключением предусмотренных настоящей Политикой конфиденциальности.</text:p>
      <text:p text:style-name="P2"/>
      <text:p text:style-name="P2">4.2.3. Принимать меры предосторожности для защиты конфиденциальности персональных данных Пользователя согласно порядку, обычно используемому для защиты такого рода информации в существующем деловом обороте.</text:p>
      <text:p text:style-name="P2"/>
      <text:p text:style-name="P2">4.2.4. Осуществить блокирование персональных данных, относящихся к соответствующему Пользователю, с момента обращения или запроса Пользователя или его законного представителя либо уполномоченного органа по защите прав субъектов персональных данных на период проверки в случае выявления недостоверных персональных данных или неправомерных действий.</text:p>
      <text:p text:style-name="P2"/>
      <text:p text:style-name="P2"><text:span text:style-name="T2">5. ОТВЕТСТВЕННОСТЬ СТОРОН</text:span></text:p>
      <text:p text:style-name="P2"/>
      <text:p text:style-name="P2">5.1. Администрация Сайта, не исполнившая свои обязательства, несет ответственность за убытки, понесенные Пользователем в связи с неправомерным использованием персональных данных, в соответствии с законодательством Российской Федерации.</text:p>
      <text:p text:style-name="P2"/>
      <text:p text:style-name="P2">5.2. В случае утраты или разглашения конфиденциальной информации Администрация Сайта не несет ответственности, если данная конфиденциальная информация:</text:p>
      <text:p text:style-name="P2"><text:soft-page-break/>5.2.1. Стала публичным достоянием до ее утраты или разглашения.</text:p>
      <text:p text:style-name="P2"/>
      <text:p text:style-name="P2">5.2.2. Была получена от третьей стороны до момента ее получения Администрацией Сайта.</text:p>
      <text:p text:style-name="P2"/>
      <text:p text:style-name="P2">5.2.3. Была разглашена с согласия Пользователя.</text:p>
      <text:p text:style-name="P2"/>
      <text:p text:style-name="P2"><text:span text:style-name="T2">6. РАЗРЕШЕНИЕ СПОРОВ</text:span></text:p>
      <text:p text:style-name="P2"/>
      <text:p text:style-name="P2">6.1. До обращения в суд с иском по спорам, возникающим из отношений между Пользователем Сайта и Администрацией Сайта, обязательным является предъявление претензии (письменного предложения о добровольном урегулировании спора).</text:p>
      <text:p text:style-name="P2"/>
      <text:p text:style-name="P2">6.2. Получатель претензии в течение 30 календарных дней со дня получения претензии письменно уведомляет заявителя претензии о результатах рассмотрения претензии.</text:p>
      <text:p text:style-name="P2"/>
      <text:p text:style-name="P2">6.3. При недостижении соглашения спор будет передан на рассмотрение в суд в соответствии с действующим законодательством Российской Федерации.</text:p>
      <text:p text:style-name="P2"/>
      <text:p text:style-name="P2">6.4. К настоящей Политике конфиденциальности и отношениям между Пользователем и Администрацией Сайта применяется действующее законодательство Российской Федерации.</text:p>
      <text:p text:style-name="P2"/>
      <text:p text:style-name="P2"><text:span text:style-name="T2">7. ДОПОЛНИТЕЛЬНЫЕ УСЛОВИЯ</text:span></text:p>
      <text:p text:style-name="P2"/>
      <text:p text:style-name="P2">7.1. Администрация Сайта вправе вносить изменения в настоящую Политику конфиденциальности без согласия Пользователя.</text:p>
      <text:p text:style-name="P2"/>
      <text:p text:style-name="P2">7.2. Новая Политика конфиденциальности вступает в силу с момента ее размещения на Сайте, если иное не предусмотрено новой редакцией Политики конфиденциальности.</text:p>
      <text:p text:style-name="P2"/>
      <text:p text:style-name="P2">7.3. Все предложения или вопросы по настоящей Политике конфиденциальности следует сообщать по номеру телефона, указанному на сайте.</text:p>
      <text:p text:style-name="P2"/>
      <text:p text:style-name="P2">7.4. Действующая Политика конфиденциальности размещена на странице по адресу: <text:span text:style-name="T5">https:\\www.gilletteopt.ru\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17:43:38.733000000</meta:creation-date>
    <dc:date>2023-06-10T18:24:08.812000000</dc:date>
    <meta:editing-duration>PT40M31S</meta:editing-duration>
    <meta:editing-cycles>1</meta:editing-cycles>
    <meta:document-statistic meta:table-count="0" meta:image-count="0" meta:object-count="0" meta:page-count="4" meta:paragraph-count="58" meta:word-count="978" meta:character-count="8496" meta:non-whitespace-character-count="7541"/>
    <meta:generator>LibreOffice/7.5.3.2$Windows_X86_64 LibreOffice_project/9f56dff12ba03b9acd7730a5a481eea045e468f3</meta:generator>
  </office:meta>
</office:document-meta>
</file>